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Wsdl1Deployer.registerExtensions( Extension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Wsdl1Deployer.filterPortElement( Extensibility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Wsdl1Deployer.createEndpoint( ExtensibilityElement portElement , ExtensibilityElement bindingElement , JbiEndpoint jbiEndpo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msWsdl1Deployer.filterBindingElement( Extensibility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Wsdl1Deployer.JmsWsdl1Deployer( Jms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